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>
        <text:changed-region xml:id="ct32117632" text:id="ct32117632">
          <text:insertion>
            <office:change-info>
              <dc:creator>Ruben Bär</dc:creator>
              <dc:date>2011-06-07T11:28:00</dc:date>
            </office:change-info>
          </text:insertion>
        </text:changed-region>
        <text:changed-region xml:id="ct32169072" text:id="ct32169072">
          <text:format-change>
            <office:change-info>
              <dc:creator>Ruben Bär</dc:creator>
              <dc:date>2011-06-07T11:52:00</dc:date>
            </office:change-info>
          </text:format-change>
        </text:changed-region>
        <text:changed-region xml:id="ct32122816" text:id="ct32122816">
          <text:deletion>
            <office:change-info>
              <dc:creator>Ruben Bär</dc:creator>
              <dc:date>2011-06-07T11:50:00</dc:date>
            </office:change-info>
            <text:p text:style-name="P1">heutigen </text:p>
          </text:deletion>
        </text:changed-region>
        <text:changed-region xml:id="ct32141136" text:id="ct32141136">
          <text:insertion>
            <office:change-info>
              <dc:creator>Ruben Bär</dc:creator>
              <dc:date>2011-06-07T11:38:00</dc:date>
            </office:change-info>
          </text:insertion>
        </text:changed-region>
        <text:changed-region xml:id="ct32189744" text:id="ct32189744">
          <text:deletion>
            <office:change-info>
              <dc:creator>Ruben Bär</dc:creator>
              <dc:date>2011-06-07T11:38:00</dc:date>
            </office:change-info>
            <text:p text:style-name="P1">T</text:p>
          </text:deletion>
        </text:changed-region>
        <text:changed-region xml:id="ct32174384" text:id="ct32174384">
          <text:deletion>
            <office:change-info>
              <dc:creator>Ruben Bär</dc:creator>
              <dc:date>2011-06-07T11:39:00</dc:date>
            </office:change-info>
            <text:p text:style-name="P1">stark an die</text:p>
          </text:deletion>
        </text:changed-region>
        <text:changed-region xml:id="ct32178144" text:id="ct32178144">
          <text:insertion>
            <office:change-info>
              <dc:creator>Ruben Bär</dc:creator>
              <dc:date>2011-06-07T11:39:00</dc:date>
            </office:change-info>
          </text:insertion>
        </text:changed-region>
        <text:changed-region xml:id="ct32202144" text:id="ct32202144">
          <text:deletion>
            <office:change-info>
              <dc:creator>Ruben Bär</dc:creator>
              <dc:date>2011-06-07T11:39:00</dc:date>
            </office:change-info>
            <text:p text:style-name="P1"><text:s/>gebunden</text:p>
          </text:deletion>
        </text:changed-region>
        <text:changed-region xml:id="ct32202336" text:id="ct32202336">
          <text:insertion>
            <office:change-info>
              <dc:creator>Ruben Bär</dc:creator>
              <dc:date>2011-06-07T11:40:00</dc:date>
            </office:change-info>
          </text:insertion>
        </text:changed-region>
        <text:changed-region xml:id="ct32237952" text:id="ct32237952">
          <text:deletion>
            <office:change-info>
              <dc:creator>Ruben Bär</dc:creator>
              <dc:date>2011-06-07T11:40:00</dc:date>
            </office:change-info>
            <text:p text:style-name="P1">,</text:p>
          </text:deletion>
        </text:changed-region>
        <text:changed-region xml:id="ct32164800" text:id="ct32164800">
          <text:insertion>
            <office:change-info>
              <dc:creator>Ruben Bär</dc:creator>
              <dc:date>2011-06-07T11:40:00</dc:date>
            </office:change-info>
          </text:insertion>
        </text:changed-region>
        <text:changed-region xml:id="ct32238144" text:id="ct32238144">
          <text:insertion>
            <office:change-info>
              <dc:creator>Ruben Bär</dc:creator>
              <dc:date>2011-06-07T11:41:00</dc:date>
            </office:change-info>
          </text:insertion>
        </text:changed-region>
        <text:changed-region xml:id="ct32206240" text:id="ct32206240">
          <text:deletion>
            <office:change-info>
              <dc:creator>Ruben Bär</dc:creator>
              <dc:date>2011-06-07T11:42:00</dc:date>
            </office:change-info>
            <text:p text:style-name="P1">was den Programmierer in manchen Fällen einschränkt und dazu zwingt, unsichere Typenkonstrukte wie Casts zu verwenden. </text:p>
          </text:deletion>
        </text:changed-region>
        <text:changed-region xml:id="ct32203184" text:id="ct32203184">
          <text:insertion>
            <office:change-info>
              <dc:creator>Ruben Bär</dc:creator>
              <dc:date>2011-06-07T11:51:00</dc:date>
            </office:change-info>
          </text:insertion>
        </text:changed-region>
        <text:changed-region xml:id="ct32206432" text:id="ct32206432">
          <text:insertion>
            <office:change-info>
              <dc:creator>Ruben Bär</dc:creator>
              <dc:date>2011-06-07T11:52:00</dc:date>
            </office:change-info>
          </text:insertion>
        </text:changed-region>
        <text:changed-region xml:id="ct32205616" text:id="ct32205616">
          <text:insertion>
            <office:change-info>
              <dc:creator>Ruben Bär</dc:creator>
              <dc:date>2011-06-07T11:45:00</dc:date>
            </office:change-info>
          </text:insertion>
        </text:changed-region>
        <text:changed-region xml:id="ct32164320" text:id="ct32164320">
          <text:deletion>
            <office:change-info>
              <dc:creator>Stefan Heinemann</dc:creator>
              <dc:date>2011-06-08T00:29:00</dc:date>
            </office:change-info>
            <text:p text:style-name="P1">en</text:p>
          </text:deletion>
        </text:changed-region>
        <text:changed-region xml:id="ct32184704" text:id="ct32184704">
          <text:insertion>
            <office:change-info>
              <dc:creator>Stefan Heinemann</dc:creator>
              <dc:date>2011-06-08T00:29:00</dc:date>
            </office:change-info>
          </text:insertion>
        </text:changed-region>
        <text:changed-region xml:id="ct32184896" text:id="ct32184896">
          <text:insertion>
            <office:change-info>
              <dc:creator>Ruben Bär</dc:creator>
              <dc:date>2011-06-07T11:45:00</dc:date>
            </office:change-info>
          </text:insertion>
        </text:changed-region>
        <text:changed-region xml:id="ct32202576" text:id="ct32202576">
          <text:insertion>
            <office:change-info>
              <dc:creator>Ruben Bär</dc:creator>
              <dc:date>2011-06-07T11:46:00</dc:date>
            </office:change-info>
          </text:insertion>
        </text:changed-region>
        <text:changed-region xml:id="ct31891328" text:id="ct31891328">
          <text:insertion>
            <office:change-info>
              <dc:creator>Ruben Bär</dc:creator>
              <dc:date>2011-06-07T11:54:00</dc:date>
            </office:change-info>
          </text:insertion>
        </text:changed-region>
        <text:changed-region xml:id="ct31889344" text:id="ct31889344">
          <text:insertion>
            <office:change-info>
              <dc:creator>Stefan Heinemann</dc:creator>
              <dc:date>2011-06-08T00:29:00</dc:date>
            </office:change-info>
          </text:insertion>
        </text:changed-region>
        <text:changed-region xml:id="ct31890448" text:id="ct31890448">
          <text:insertion>
            <office:change-info>
              <dc:creator>Ruben Bär</dc:creator>
              <dc:date>2011-06-07T11:54:00</dc:date>
            </office:change-info>
          </text:insertion>
        </text:changed-region>
        <text:changed-region xml:id="ct32224560" text:id="ct32224560">
          <text:deletion>
            <office:change-info>
              <dc:creator>Ruben Bär</dc:creator>
              <dc:date>2011-06-07T11:48:00</dc:date>
            </office:change-info>
            <text:p text:style-name="P1">neues Konzept der Vererbung bekannt als Subclassing und eine rudimentäre Programmiersprache, welche dieses Konzept implementiert.</text:p>
          </text:deletion>
        </text:changed-region>
        <text:changed-region xml:id="ct32224368" text:id="ct32224368">
          <text:deletion>
            <office:change-info>
              <dc:creator>Ruben Bär</dc:creator>
              <dc:date>2011-06-07T11:53:00</dc:date>
            </office:change-info>
            <text:p text:style-name="P1">ein </text:p>
          </text:deletion>
        </text:changed-region>
        <text:changed-region xml:id="ct31892128" text:id="ct31892128">
          <text:deletion>
            <office:change-info>
              <dc:creator>Ruben Bär</dc:creator>
              <dc:date>2011-06-07T11:56:00</dc:date>
            </office:change-info>
            <text:p text:style-name="P1">Diese Bachelorarbeit präsentiert </text:p>
          </text:deletion>
        </text:changed-region>
        <text:changed-region xml:id="ct31888400" text:id="ct31888400">
          <text:insertion>
            <office:change-info>
              <dc:creator>Ruben Bär</dc:creator>
              <dc:date>2011-06-07T12:00:00</dc:date>
            </office:change-info>
          </text:insertion>
        </text:changed-region>
        <text:changed-region xml:id="ct31893472" text:id="ct31893472">
          <text:insertion>
            <office:change-info>
              <dc:creator>Ruben Bär</dc:creator>
              <dc:date>2011-06-07T12:00:00</dc:date>
            </office:change-info>
          </text:insertion>
        </text:changed-region>
        <text:changed-region xml:id="ct31891840" text:id="ct31891840">
          <text:deletion>
            <office:change-info>
              <dc:creator>Ruben Bär</dc:creator>
              <dc:date>2011-06-07T12:00:00</dc:date>
            </office:change-info>
            <text:p text:style-name="P1">als</text:p>
          </text:deletion>
        </text:changed-region>
        <text:changed-region xml:id="ct31894112" text:id="ct31894112">
          <text:insertion>
            <office:change-info>
              <dc:creator>Ruben Bär</dc:creator>
              <dc:date>2011-06-07T12:00:00</dc:date>
            </office:change-info>
          </text:insertion>
        </text:changed-region>
        <text:changed-region xml:id="ct31893760" text:id="ct31893760">
          <text:deletion>
            <office:change-info>
              <dc:creator>Ruben Bär</dc:creator>
              <dc:date>2011-06-07T12:00:00</dc:date>
            </office:change-info>
            <text:p text:style-name="P1"><text:span text:style-name="T1">Subtyping</text:span> <text:s text:c="2"/>bekannt ist</text:p>
          </text:deletion>
        </text:changed-region>
        <text:changed-region xml:id="ct32204944" text:id="ct32204944">
          <text:insertion>
            <office:change-info>
              <dc:creator>Ruben Bär</dc:creator>
              <dc:date>2011-06-07T12:00:00</dc:date>
            </office:change-info>
          </text:insertion>
        </text:changed-region>
        <text:changed-region xml:id="ct32205136" text:id="ct32205136">
          <text:deletion>
            <office:change-info>
              <dc:creator>Ruben Bär</dc:creator>
              <dc:date>2011-06-07T12:01:00</dc:date>
            </office:change-info>
            <text:p text:style-name="P1">Dabei wird bei der Vererbung einer Klasse automatisch ein neuer Typ kreiert. </text:p>
          </text:deletion>
        </text:changed-region>
        <text:changed-region xml:id="ct32229536" text:id="ct32229536">
          <text:insertion>
            <office:change-info>
              <dc:creator>Ruben Bär</dc:creator>
              <dc:date>2011-06-07T12:01:00</dc:date>
            </office:change-info>
          </text:insertion>
        </text:changed-region>
        <text:changed-region xml:id="ct32205328" text:id="ct32205328">
          <text:deletion>
            <office:change-info>
              <dc:creator>Ruben Bär</dc:creator>
              <dc:date>2011-06-07T12:01:00</dc:date>
            </office:change-info>
            <text:p text:style-name="P1">en</text:p>
          </text:deletion>
        </text:changed-region>
        <text:changed-region xml:id="ct32164512" text:id="ct32164512">
          <text:deletion>
            <office:change-info>
              <dc:creator>Ruben Bär</dc:creator>
              <dc:date>2011-06-07T12:01:00</dc:date>
            </office:change-info>
            <text:p text:style-name="P1">durch Subtypen ersetzt werden können</text:p>
          </text:deletion>
        </text:changed-region>
        <text:changed-region xml:id="ct32201440" text:id="ct32201440">
          <text:insertion>
            <office:change-info>
              <dc:creator>Ruben Bär</dc:creator>
              <dc:date>2011-06-07T12:01:00</dc:date>
            </office:change-info>
          </text:insertion>
        </text:changed-region>
        <text:changed-region xml:id="ct32201632" text:id="ct32201632">
          <text:insertion>
            <office:change-info>
              <dc:creator>Stefan Heinemann</dc:creator>
              <dc:date>2011-06-08T13:44:00</dc:date>
            </office:change-info>
          </text:insertion>
        </text:changed-region>
        <text:changed-region xml:id="ct32202768" text:id="ct32202768">
          <text:insertion>
            <office:change-info>
              <dc:creator>Ruben Bär</dc:creator>
              <dc:date>2011-06-07T12:01:00</dc:date>
            </office:change-info>
          </text:insertion>
        </text:changed-region>
        <text:changed-region xml:id="ct32202960" text:id="ct32202960">
          <text:insertion>
            <office:change-info>
              <dc:creator>Stefan Heinemann</dc:creator>
              <dc:date>2011-06-08T13:44:00</dc:date>
            </office:change-info>
          </text:insertion>
        </text:changed-region>
        <text:changed-region xml:id="ct32227920" text:id="ct32227920">
          <text:insertion>
            <office:change-info>
              <dc:creator>Ruben Bär</dc:creator>
              <dc:date>2011-06-07T12:01:00</dc:date>
            </office:change-info>
          </text:insertion>
        </text:changed-region>
        <text:changed-region xml:id="ct32200992" text:id="ct32200992">
          <text:insertion>
            <office:change-info>
              <dc:creator>Ruben Bär</dc:creator>
              <dc:date>2011-06-07T12:02:00</dc:date>
            </office:change-info>
          </text:insertion>
        </text:changed-region>
        <text:changed-region xml:id="ct32201184" text:id="ct32201184">
          <text:deletion>
            <office:change-info>
              <dc:creator>Stefan Heinemann</dc:creator>
              <dc:date>2011-06-08T13:44:00</dc:date>
            </office:change-info>
            <text:p text:style-name="P1">e</text:p>
          </text:deletion>
        </text:changed-region>
        <text:changed-region xml:id="ct32227264" text:id="ct32227264">
          <text:insertion>
            <office:change-info>
              <dc:creator>Ruben Bär</dc:creator>
              <dc:date>2011-06-07T12:02:00</dc:date>
            </office:change-info>
          </text:insertion>
        </text:changed-region>
        <text:changed-region xml:id="ct32227648" text:id="ct32227648">
          <text:deletion>
            <office:change-info>
              <dc:creator>Ruben Bär</dc:creator>
              <dc:date>2011-06-07T12:04:00</dc:date>
            </office:change-info>
            <text:p text:style-name="P1">Eigenschaft führt jedoch auch gewisse Einschränkungen mit sich, damit die Typen sicher ersetzt werden können.</text:p>
          </text:deletion>
        </text:changed-region>
        <text:changed-region xml:id="ct32227456" text:id="ct32227456">
          <text:deletion>
            <office:change-info>
              <dc:creator>Ruben Bär</dc:creator>
              <dc:date>2011-06-07T12:02:00</dc:date>
            </office:change-info>
            <text:p text:style-name="P1">Diese </text:p>
          </text:deletion>
        </text:changed-region>
        <text:changed-region xml:id="ct32228112" text:id="ct32228112">
          <text:insertion>
            <office:change-info>
              <dc:creator>Ruben Bär</dc:creator>
              <dc:date>2011-06-07T12:04:00</dc:date>
            </office:change-info>
          </text:insertion>
        </text:changed-region>
        <text:changed-region xml:id="ct32228304" text:id="ct32228304">
          <text:format-change>
            <office:change-info>
              <dc:creator>Ruben Bär</dc:creator>
              <dc:date>2011-06-07T12:05:00</dc:date>
            </office:change-info>
          </text:format-change>
        </text:changed-region>
        <text:changed-region xml:id="ct32165984" text:id="ct32165984">
          <text:format-change>
            <office:change-info>
              <dc:creator>Ruben Bär</dc:creator>
              <dc:date>2011-06-07T12:05:00</dc:date>
            </office:change-info>
          </text:format-change>
        </text:changed-region>
        <text:changed-region xml:id="ct32209680" text:id="ct32209680">
          <text:format-change>
            <office:change-info>
              <dc:creator>Ruben Bär</dc:creator>
              <dc:date>2011-06-07T12:05:00</dc:date>
            </office:change-info>
          </text:format-change>
        </text:changed-region>
        <text:changed-region xml:id="ct32224784" text:id="ct32224784">
          <text:insertion>
            <office:change-info>
              <dc:creator>Ruben Bär</dc:creator>
              <dc:date>2011-06-07T12:05:00</dc:date>
            </office:change-info>
          </text:insertion>
        </text:changed-region>
        <text:changed-region xml:id="ct31707536" text:id="ct31707536">
          <text:format-change>
            <office:change-info>
              <dc:creator>Ruben Bär</dc:creator>
              <dc:date>2011-06-07T12:04:00</dc:date>
            </office:change-info>
          </text:format-change>
        </text:changed-region>
        <text:changed-region xml:id="ct31707728" text:id="ct31707728">
          <text:deletion>
            <office:change-info>
              <dc:creator>Ruben Bär</dc:creator>
              <dc:date>2011-06-07T12:05:00</dc:date>
            </office:change-info>
            <text:p text:style-name="P2">-Klasse</text:p>
          </text:deletion>
        </text:changed-region>
        <text:changed-region xml:id="ct22480704" text:id="ct22480704">
          <text:insertion>
            <office:change-info>
              <dc:creator>Ruben Bär</dc:creator>
              <dc:date>2011-06-07T12:05:00</dc:date>
            </office:change-info>
          </text:insertion>
        </text:changed-region>
        <text:changed-region xml:id="ct31147440" text:id="ct31147440">
          <text:deletion>
            <office:change-info>
              <dc:creator>Stefan Heinemann</dc:creator>
              <dc:date>2011-06-08T13:45:00</dc:date>
            </office:change-info>
            <text:p text:style-name="P2">e</text:p>
          </text:deletion>
        </text:changed-region>
        <text:changed-region xml:id="ct31141280" text:id="ct31141280">
          <text:insertion>
            <office:change-info>
              <dc:creator>Ruben Bär</dc:creator>
              <dc:date>2011-06-07T12:05:00</dc:date>
            </office:change-info>
          </text:insertion>
        </text:changed-region>
        <text:changed-region xml:id="ct32209216" text:id="ct32209216">
          <text:deletion>
            <office:change-info>
              <dc:creator>Ruben Bär</dc:creator>
              <dc:date>2011-06-07T12:05:00</dc:date>
            </office:change-info>
            <text:p text:style-name="P2">die Methode</text:p>
          </text:deletion>
        </text:changed-region>
        <text:changed-region xml:id="ct31707008" text:id="ct31707008">
          <text:insertion>
            <office:change-info>
              <dc:creator>Ruben Bär</dc:creator>
              <dc:date>2011-06-07T12:06:00</dc:date>
            </office:change-info>
          </text:insertion>
        </text:changed-region>
        <text:changed-region xml:id="ct32238608" text:id="ct32238608">
          <text:insertion>
            <office:change-info>
              <dc:creator>Ruben Bär</dc:creator>
              <dc:date>2011-06-07T12:07:00</dc:date>
            </office:change-info>
          </text:insertion>
        </text:changed-region>
        <text:changed-region xml:id="ct32238992" text:id="ct32238992">
          <text:deletion>
            <office:change-info>
              <dc:creator>Stefan Heinemann</dc:creator>
              <dc:date>2011-06-08T13:46:00</dc:date>
            </office:change-info>
            <text:p text:style-name="P2">S</text:p>
          </text:deletion>
        </text:changed-region>
        <text:changed-region xml:id="ct32238800" text:id="ct32238800">
          <text:deletion>
            <office:change-info>
              <dc:creator>Stefan Heinemann</dc:creator>
              <dc:date>2011-06-08T13:45:00</dc:date>
            </office:change-info>
            <text:p text:style-name="P2"><text:s/></text:p>
          </text:deletion>
        </text:changed-region>
        <text:changed-region xml:id="ct31709520" text:id="ct31709520">
          <text:insertion>
            <office:change-info>
              <dc:creator>Stefan Heinemann</dc:creator>
              <dc:date>2011-06-08T13:46:00</dc:date>
            </office:change-info>
          </text:insertion>
        </text:changed-region>
        <text:changed-region xml:id="ct32239184" text:id="ct32239184">
          <text:insertion>
            <office:change-info>
              <dc:creator>Ruben Bär</dc:creator>
              <dc:date>2011-06-07T12:07:00</dc:date>
            </office:change-info>
          </text:insertion>
        </text:changed-region>
        <text:changed-region xml:id="ct32239376" text:id="ct32239376">
          <text:deletion>
            <office:change-info>
              <dc:creator>Ruben Bär</dc:creator>
              <dc:date>2011-06-07T12:07:00</dc:date>
            </office:change-info>
            <text:p text:style-name="P2"><text:s/>Der/die ProgrammiererIn ist gezwungen, auf unsichere Sprachkonzepte wie Casts zurück zu greifen.</text:p>
          </text:deletion>
        </text:changed-region>
        <text:changed-region xml:id="ct32240048" text:id="ct32240048">
          <text:insertion>
            <office:change-info>
              <dc:creator>Ruben Bär</dc:creator>
              <dc:date>2011-06-07T12:07:00</dc:date>
            </office:change-info>
          </text:insertion>
        </text:changed-region>
        <text:changed-region xml:id="ct32241600" text:id="ct32241600">
          <text:insertion>
            <office:change-info>
              <dc:creator>Ruben Bär</dc:creator>
              <dc:date>2011-06-07T12:08:00</dc:date>
            </office:change-info>
          </text:insertion>
        </text:changed-region>
        <text:changed-region xml:id="ct32243904" text:id="ct32243904">
          <text:insertion>
            <office:change-info>
              <dc:creator>Ruben Bär</dc:creator>
              <dc:date>2011-06-07T12:09:00</dc:date>
            </office:change-info>
          </text:insertion>
        </text:changed-region>
        <text:changed-region xml:id="ct32244096" text:id="ct32244096">
          <text:deletion>
            <office:change-info>
              <dc:creator>Ruben Bär</dc:creator>
              <dc:date>2011-06-07T12:33:00</dc:date>
            </office:change-info>
            <text:p text:style-name="P2"/>
            <text:p text:style-name="P1"><text:span text:style-name="T2">Da genannte Sprachen die Typenhierarchie implizit fest an die Vererbungshierarchie koppeln, ist dem/der ProgrammiererIn kein Werkzeg gegeben, Code wiederverwendbar zu machen ohne Subtypen zu kreieren. Das Konzept </text:span><text:span text:style-name="T1">Subclassing</text:span><text:span text:style-name="T2"> schafft dem Abhilfe.</text:span></text:p>
          </text:deletion>
        </text:changed-region>
        <text:changed-region xml:id="ct31895216" text:id="ct31895216">
          <text:deletion>
            <office:change-info>
              <dc:creator>Ruben Bär</dc:creator>
              <dc:date>2011-06-07T12:11:00</dc:date>
            </office:change-info>
            <text:p text:style-name="P2">vorgestellt</text:p>
          </text:deletion>
        </text:changed-region>
        <text:changed-region xml:id="ct31147744" text:id="ct31147744">
          <text:insertion>
            <office:change-info>
              <dc:creator>Ruben Bär</dc:creator>
              <dc:date>2011-06-07T12:11:00</dc:date>
            </office:change-info>
          </text:insertion>
        </text:changed-region>
        <text:changed-region xml:id="ct31146480" text:id="ct31146480">
          <text:deletion>
            <office:change-info>
              <dc:creator>Ruben Bär</dc:creator>
              <dc:date>2011-06-07T12:11:00</dc:date>
            </office:change-info>
            <text:p text:style-name="P2">.</text:p>
          </text:deletion>
        </text:changed-region>
        <text:changed-region xml:id="ct31141840" text:id="ct31141840">
          <text:deletion>
            <office:change-info>
              <dc:creator>Ruben Bär</dc:creator>
              <dc:date>2011-06-07T12:12:00</dc:date>
            </office:change-info>
            <text:p text:style-name="P2">Dieses</text:p>
          </text:deletion>
        </text:changed-region>
        <text:changed-region xml:id="ct22480960" text:id="ct22480960">
          <text:insertion>
            <office:change-info>
              <dc:creator>Ruben Bär</dc:creator>
              <dc:date>2011-06-07T12:12:00</dc:date>
            </office:change-info>
          </text:insertion>
        </text:changed-region>
        <text:changed-region xml:id="ct31148768" text:id="ct31148768">
          <text:insertion>
            <office:change-info>
              <dc:creator>Stefan Heinemann</dc:creator>
              <dc:date>2011-06-08T13:46:00</dc:date>
            </office:change-info>
          </text:insertion>
        </text:changed-region>
        <text:changed-region xml:id="ct31931104" text:id="ct31931104">
          <text:deletion>
            <office:change-info>
              <dc:creator>Ruben Bär</dc:creator>
              <dc:date>2011-06-07T12:11:00</dc:date>
            </office:change-info>
            <text:p text:style-name="P2"><text:s/></text:p>
          </text:deletion>
        </text:changed-region>
        <text:changed-region xml:id="ct31148288" text:id="ct31148288">
          <text:deletion>
            <office:change-info>
              <dc:creator>Ruben Bär</dc:creator>
              <dc:date>2011-06-07T12:10:00</dc:date>
            </office:change-info>
            <text:p text:style-name="P2"><text:s/>dem/der ProgrammiererIn,</text:p>
          </text:deletion>
        </text:changed-region>
        <text:changed-region xml:id="ct31151328" text:id="ct31151328">
          <text:deletion>
            <office:change-info>
              <dc:creator>Ruben Bär</dc:creator>
              <dc:date>2011-06-07T12:11:00</dc:date>
            </office:change-info>
            <text:p text:style-name="P2">es</text:p>
          </text:deletion>
        </text:changed-region>
        <text:changed-region xml:id="ct31896400" text:id="ct31896400">
          <text:deletion>
            <office:change-info>
              <dc:creator>Ruben Bär</dc:creator>
              <dc:date>2011-06-07T12:12:00</dc:date>
            </office:change-info>
            <text:p text:style-name="P2">Manche</text:p>
          </text:deletion>
        </text:changed-region>
        <text:changed-region xml:id="ct31924304" text:id="ct31924304">
          <text:insertion>
            <office:change-info>
              <dc:creator>Ruben Bär</dc:creator>
              <dc:date>2011-06-07T12:12:00</dc:date>
            </office:change-info>
          </text:insertion>
        </text:changed-region>
        <text:changed-region xml:id="ct31145280" text:id="ct31145280">
          <text:deletion>
            <office:change-info>
              <dc:creator>Ruben Bär</dc:creator>
              <dc:date>2011-06-07T12:13:00</dc:date>
            </office:change-info>
            <text:p text:style-name="P2">also solche die die eigene Klasse referenzieren</text:p>
          </text:deletion>
        </text:changed-region>
        <text:changed-region xml:id="ct32209872" text:id="ct32209872">
          <text:insertion>
            <office:change-info>
              <dc:creator>Ruben Bär</dc:creator>
              <dc:date>2011-06-07T12:13:00</dc:date>
            </office:change-info>
          </text:insertion>
        </text:changed-region>
        <text:changed-region xml:id="ct32241280" text:id="ct32241280">
          <text:insertion>
            <office:change-info>
              <dc:creator>Stefan Heinemann</dc:creator>
              <dc:date>2011-06-08T13:47:00</dc:date>
            </office:change-info>
          </text:insertion>
        </text:changed-region>
        <text:changed-region xml:id="ct32229008" text:id="ct32229008">
          <text:insertion>
            <office:change-info>
              <dc:creator>Ruben Bär</dc:creator>
              <dc:date>2011-06-07T12:13:00</dc:date>
            </office:change-info>
          </text:insertion>
        </text:changed-region>
        <text:changed-region xml:id="ct31707200" text:id="ct31707200">
          <text:insertion>
            <office:change-info>
              <dc:creator>Ruben Bär</dc:creator>
              <dc:date>2011-06-07T12:14:00</dc:date>
            </office:change-info>
          </text:insertion>
        </text:changed-region>
        <text:changed-region xml:id="ct32244640" text:id="ct32244640">
          <text:deletion>
            <office:change-info>
              <dc:creator>Ruben Bär</dc:creator>
              <dc:date>2011-06-07T12:21:00</dc:date>
            </office:change-info>
            <text:p text:style-name="P2">. </text:p>
          </text:deletion>
        </text:changed-region>
        <text:changed-region xml:id="ct31146896" text:id="ct31146896">
          <text:insertion>
            <office:change-info>
              <dc:creator>Ruben Bär</dc:creator>
              <dc:date>2011-06-07T12:21:00</dc:date>
            </office:change-info>
          </text:insertion>
        </text:changed-region>
        <text:changed-region xml:id="ct32224976" text:id="ct32224976">
          <text:insertion>
            <office:change-info>
              <dc:creator>Ruben Bär</dc:creator>
              <dc:date>2011-06-07T12:22:00</dc:date>
            </office:change-info>
          </text:insertion>
        </text:changed-region>
        <text:changed-region xml:id="ct32228496" text:id="ct32228496">
          <text:deletion>
            <office:change-info>
              <dc:creator>Ruben Bär</dc:creator>
              <dc:date>2011-06-07T12:23:00</dc:date>
            </office:change-info>
            <text:p text:style-name="P2"><text:s/></text:p>
          </text:deletion>
        </text:changed-region>
        <text:changed-region xml:id="ct32228688" text:id="ct32228688">
          <text:insertion>
            <office:change-info>
              <dc:creator>Ruben Bär</dc:creator>
              <dc:date>2011-06-07T12:23:00</dc:date>
            </office:change-info>
          </text:insertion>
        </text:changed-region>
        <text:changed-region xml:id="ct32239600" text:id="ct32239600">
          <text:deletion>
            <office:change-info>
              <dc:creator>Stefan Heinemann</dc:creator>
              <dc:date>2011-06-08T13:47:00</dc:date>
            </office:change-info>
            <text:p text:style-name="P2">e</text:p>
          </text:deletion>
        </text:changed-region>
        <text:changed-region xml:id="ct32239792" text:id="ct32239792">
          <text:insertion>
            <office:change-info>
              <dc:creator>Ruben Bär</dc:creator>
              <dc:date>2011-06-07T12:23:00</dc:date>
            </office:change-info>
          </text:insertion>
        </text:changed-region>
        <text:changed-region xml:id="ct32243456" text:id="ct32243456">
          <text:deletion>
            <office:change-info>
              <dc:creator>Stefan Heinemann</dc:creator>
              <dc:date>2011-06-08T13:47:00</dc:date>
            </office:change-info>
            <text:p text:style-name="P2">E</text:p>
          </text:deletion>
        </text:changed-region>
        <text:changed-region xml:id="ct32226464" text:id="ct32226464">
          <text:insertion>
            <office:change-info>
              <dc:creator>Stefan Heinemann</dc:creator>
              <dc:date>2011-06-08T13:47:00</dc:date>
            </office:change-info>
          </text:insertion>
        </text:changed-region>
        <text:changed-region xml:id="ct32243648" text:id="ct32243648">
          <text:insertion>
            <office:change-info>
              <dc:creator>Ruben Bär</dc:creator>
              <dc:date>2011-06-07T12:23:00</dc:date>
            </office:change-info>
          </text:insertion>
        </text:changed-region>
        <text:changed-region xml:id="ct31932576" text:id="ct31932576">
          <text:insertion>
            <office:change-info>
              <dc:creator>Ruben Bär</dc:creator>
              <dc:date>2011-06-07T12:24:00</dc:date>
            </office:change-info>
          </text:insertion>
        </text:changed-region>
        <text:changed-region xml:id="ct31152768" text:id="ct31152768">
          <text:deletion>
            <office:change-info>
              <dc:creator>Stefan Heinemann</dc:creator>
              <dc:date>2011-06-08T13:47:00</dc:date>
            </office:change-info>
            <text:p text:style-name="P2">e-</text:p>
          </text:deletion>
        </text:changed-region>
        <text:changed-region xml:id="ct31927344" text:id="ct31927344">
          <text:insertion>
            <office:change-info>
              <dc:creator>Stefan Heinemann</dc:creator>
              <dc:date>2011-06-08T13:47:00</dc:date>
            </office:change-info>
          </text:insertion>
        </text:changed-region>
        <text:changed-region xml:id="ct31153744" text:id="ct31153744">
          <text:insertion>
            <office:change-info>
              <dc:creator>Ruben Bär</dc:creator>
              <dc:date>2011-06-07T12:24:00</dc:date>
            </office:change-info>
          </text:insertion>
        </text:changed-region>
        <text:changed-region xml:id="ct31937504" text:id="ct31937504">
          <text:insertion>
            <office:change-info>
              <dc:creator>Ruben Bär</dc:creator>
              <dc:date>2011-06-07T12:25:00</dc:date>
            </office:change-info>
          </text:insertion>
        </text:changed-region>
        <text:changed-region xml:id="ct31931936" text:id="ct31931936">
          <text:insertion>
            <office:change-info>
              <dc:creator>Stefan Heinemann</dc:creator>
              <dc:date>2011-06-08T13:47:00</dc:date>
            </office:change-info>
          </text:insertion>
        </text:changed-region>
        <text:changed-region xml:id="ct31950896" text:id="ct31950896">
          <text:insertion>
            <office:change-info>
              <dc:creator>Ruben Bär</dc:creator>
              <dc:date>2011-06-07T12:25:00</dc:date>
            </office:change-info>
          </text:insertion>
        </text:changed-region>
        <text:changed-region xml:id="ct31950640" text:id="ct31950640">
          <text:insertion>
            <office:change-info>
              <dc:creator>Ruben Bär</dc:creator>
              <dc:date>2011-06-07T12:26:00</dc:date>
            </office:change-info>
          </text:insertion>
        </text:changed-region>
        <text:changed-region xml:id="ct31951360" text:id="ct31951360">
          <text:insertion>
            <office:change-info>
              <dc:creator>Ruben Bär</dc:creator>
              <dc:date>2011-06-07T12:27:00</dc:date>
            </office:change-info>
          </text:insertion>
        </text:changed-region>
        <text:changed-region xml:id="ct31936272" text:id="ct31936272">
          <text:insertion>
            <office:change-info>
              <dc:creator>Ruben Bär</dc:creator>
              <dc:date>2011-06-07T12:28:00</dc:date>
            </office:change-info>
          </text:insertion>
        </text:changed-region>
        <text:changed-region xml:id="ct31931296" text:id="ct31931296">
          <text:deletion>
            <office:change-info>
              <dc:creator>Stefan Heinemann</dc:creator>
              <dc:date>2011-06-08T13:48:00</dc:date>
            </office:change-info>
            <text:p text:style-name="P2">e</text:p>
          </text:deletion>
        </text:changed-region>
        <text:changed-region xml:id="ct32209408" text:id="ct32209408">
          <text:insertion>
            <office:change-info>
              <dc:creator>Ruben Bär</dc:creator>
              <dc:date>2011-06-07T12:28:00</dc:date>
            </office:change-info>
          </text:insertion>
        </text:changed-region>
        <text:changed-region xml:id="ct31938624" text:id="ct31938624">
          <text:deletion>
            <office:change-info>
              <dc:creator>Stefan Heinemann</dc:creator>
              <dc:date>2011-06-08T13:48:00</dc:date>
            </office:change-info>
            <text:p text:style-name="P2">e</text:p>
          </text:deletion>
        </text:changed-region>
        <text:changed-region xml:id="ct31938128" text:id="ct31938128">
          <text:insertion>
            <office:change-info>
              <dc:creator>Ruben Bär</dc:creator>
              <dc:date>2011-06-07T12:28:00</dc:date>
            </office:change-info>
          </text:insertion>
        </text:changed-region>
        <text:changed-region xml:id="ct31934336" text:id="ct31934336">
          <text:insertion>
            <office:change-info>
              <dc:creator>Ruben Bär</dc:creator>
              <dc:date>2011-06-07T12:29:00</dc:date>
            </office:change-info>
          </text:insertion>
        </text:changed-region>
        <text:changed-region xml:id="ct31927600" text:id="ct31927600">
          <text:deletion>
            <office:change-info>
              <dc:creator>Ruben Bär</dc:creator>
              <dc:date>2011-06-07T12:29:00</dc:date>
            </office:change-info>
            <text:p text:style-name="P2">Dazu wird das Keyword <text:span text:style-name="T1">MyType</text:span> eingeführt. Dieses Keyword wird je nach Verwendung der Klasse, ob als Subtype oder Subclass vererbt, entsprechend gebunden.</text:p>
          </text:deletion>
        </text:changed-region>
        <text:changed-region xml:id="ct31149248" text:id="ct31149248">
          <text:deletion>
            <office:change-info>
              <dc:creator>Ruben Bär</dc:creator>
              <dc:date>2011-06-07T12:33:00</dc:date>
            </office:change-info>
            <text:p text:style-name="P3">Ooplss</text:p>
          </text:deletion>
        </text:changed-region>
        <text:changed-region xml:id="ct31933520" text:id="ct31933520">
          <text:insertion>
            <office:change-info>
              <dc:creator>Ruben Bär</dc:creator>
              <dc:date>2011-06-07T12:33:00</dc:date>
            </office:change-info>
          </text:insertion>
        </text:changed-region>
        <text:changed-region xml:id="ct31939120" text:id="ct31939120">
          <text:deletion>
            <office:change-info>
              <dc:creator>Ruben Bär</dc:creator>
              <dc:date>2011-06-07T12:30:00</dc:date>
            </office:change-info>
            <text:p text:style-name="P2">das Ganze in die Praxis umzusetzen</text:p>
          </text:deletion>
        </text:changed-region>
        <text:changed-region xml:id="ct31940144" text:id="ct31940144">
          <text:insertion>
            <office:change-info>
              <dc:creator>Ruben Bär</dc:creator>
              <dc:date>2011-06-07T12:30:00</dc:date>
            </office:change-info>
          </text:insertion>
        </text:changed-region>
        <text:changed-region xml:id="ct31932272" text:id="ct31932272">
          <text:insertion>
            <office:change-info>
              <dc:creator>Ruben Bär</dc:creator>
              <dc:date>2011-06-07T12:36:00</dc:date>
            </office:change-info>
          </text:insertion>
        </text:changed-region>
        <text:changed-region xml:id="ct31153136" text:id="ct31153136">
          <text:insertion>
            <office:change-info>
              <dc:creator>Ruben Bär</dc:creator>
              <dc:date>2011-06-07T12:30:00</dc:date>
            </office:change-info>
          </text:insertion>
        </text:changed-region>
        <text:changed-region xml:id="ct31924640" text:id="ct31924640">
          <text:deletion>
            <office:change-info>
              <dc:creator>Ruben Bär</dc:creator>
              <dc:date>2011-06-07T12:30:00</dc:date>
            </office:change-info>
            <text:p text:style-name="P2">K</text:p>
          </text:deletion>
        </text:changed-region>
        <text:changed-region xml:id="ct31926816" text:id="ct31926816">
          <text:deletion>
            <office:change-info>
              <dc:creator>Ruben Bär</dc:creator>
              <dc:date>2011-06-07T12:30:00</dc:date>
            </office:change-info>
            <text:p text:style-name="P2">der Vererbung </text:p>
          </text:deletion>
        </text:changed-region>
        <text:changed-region xml:id="ct31933936" text:id="ct31933936">
          <text:insertion>
            <office:change-info>
              <dc:creator>Ruben Bär</dc:creator>
              <dc:date>2011-06-07T12:37:00</dc:date>
            </office:change-info>
          </text:insertion>
        </text:changed-region>
        <text:changed-region xml:id="ct31952448" text:id="ct31952448">
          <text:insertion>
            <office:change-info>
              <dc:creator>Ruben Bär</dc:creator>
              <dc:date>2011-06-07T12:38:00</dc:date>
            </office:change-info>
          </text:insertion>
        </text:changed-region>
        <text:changed-region xml:id="ct31935120" text:id="ct31935120">
          <text:deletion>
            <office:change-info>
              <dc:creator>Ruben Bär</dc:creator>
              <dc:date>2011-06-07T12:38:00</dc:date>
            </office:change-info>
            <text:p text:style-name="P2"><text:s/>und</text:p>
          </text:deletion>
        </text:changed-region>
        <text:changed-region xml:id="ct31951776" text:id="ct31951776">
          <text:insertion>
            <office:change-info>
              <dc:creator>Ruben Bär</dc:creator>
              <dc:date>2011-06-07T12:30:00</dc:date>
            </office:change-info>
          </text:insertion>
        </text:changed-region>
        <text:changed-region xml:id="ct32226656" text:id="ct32226656">
          <text:deletion>
            <office:change-info>
              <dc:creator>Stefan Heinemann</dc:creator>
              <dc:date>2011-06-08T13:48:00</dc:date>
            </office:change-info>
            <text:p text:style-name="P2"><text:s/></text:p>
          </text:deletion>
        </text:changed-region>
        <text:changed-region xml:id="ct31928944" text:id="ct31928944">
          <text:deletion>
            <office:change-info>
              <dc:creator>Stefan Heinemann</dc:creator>
              <dc:date>2011-06-08T13:48:00</dc:date>
            </office:change-info>
            <text:p text:style-name="P2">Phase</text:p>
          </text:deletion>
        </text:changed-region>
        <text:changed-region xml:id="ct32226848" text:id="ct32226848">
          <text:insertion>
            <office:change-info>
              <dc:creator>Ruben Bär</dc:creator>
              <dc:date>2011-06-07T12:30:00</dc:date>
            </office:change-info>
          </text:insertion>
        </text:changed-region>
        <text:changed-region xml:id="ct31706528" text:id="ct31706528">
          <text:insertion>
            <office:change-info>
              <dc:creator>Stefan Heinemann</dc:creator>
              <dc:date>2011-06-08T13:48:00</dc:date>
            </office:change-info>
          </text:insertion>
        </text:changed-region>
        <text:changed-region xml:id="ct31706720" text:id="ct31706720">
          <text:insertion>
            <office:change-info>
              <dc:creator>Ruben Bär</dc:creator>
              <dc:date>2011-06-07T12:30:00</dc:date>
            </office:change-info>
          </text:insertion>
        </text:changed-region>
        <text:changed-region xml:id="ct31708992" text:id="ct31708992">
          <text:insertion>
            <office:change-info>
              <dc:creator>Ruben Bär</dc:creator>
              <dc:date>2011-06-07T12:37:00</dc:date>
            </office:change-info>
          </text:insertion>
        </text:changed-region>
        <text:changed-region xml:id="ct31709184" text:id="ct31709184">
          <text:insertion>
            <office:change-info>
              <dc:creator>Ruben Bär</dc:creator>
              <dc:date>2011-06-07T12:31:00</dc:date>
            </office:change-info>
          </text:insertion>
        </text:changed-region>
        <text:changed-region xml:id="ct31945088" text:id="ct31945088">
          <text:deletion>
            <office:change-info>
              <dc:creator>Ruben Bär</dc:creator>
              <dc:date>2011-06-07T12:31:00</dc:date>
            </office:change-info>
            <text:p text:style-name="P2"><text:s/>einen kompletten Type Checker.</text:p>
          </text:deletion>
        </text:changed-region>
        <text:changed-region xml:id="ct31942160" text:id="ct31942160">
          <text:deletion>
            <office:change-info>
              <dc:creator>Ruben Bär</dc:creator>
              <dc:date>2011-06-07T12:33:00</dc:date>
            </office:change-info>
            <text:p text:style-name="P2">Ooplss</text:p>
          </text:deletion>
        </text:changed-region>
        <text:changed-region xml:id="ct31945472" text:id="ct31945472">
          <text:insertion>
            <office:change-info>
              <dc:creator>Ruben Bär</dc:creator>
              <dc:date>2011-06-07T12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el</text:p>
      <text:p text:style-name="Standard"/>
      <text:p text:style-name="Standard">1. Ruben Bär <text:a xlink:type="simple" xlink:href="mailto:ruben.baer@codedump.ch">ruben.baer@codedump.ch</text:a></text:p>
      <text:p text:style-name="Standard">2. Stefan Heinemann <text:a xlink:type="simple" xlink:href="mailto:stefan.heinemann@codedump.ch">stefan.heinemann@codedump.ch</text:a></text:p>
      <text:p text:style-name="Standard"/>
      <text:p text:style-name="Standard">Ruben Bär 079 364 63 21</text:p>
      <text:p text:style-name="Standard"/>
      <text:p text:style-name="Standard">Olivier Biberstein <text:a xlink:type="simple" xlink:href="mailto:olivier.biberstein@bfh.ch">olivier.biberstein@bfh.ch</text:a></text:p>
      <text:p text:style-name="P7"/>
      <text:p text:style-name="P7">Titel (50 Zeichen)</text:p>
      <text:p text:style-name="Standard"/>
      <text:p text:style-name="Standard"><text:change-start text:change-id="ct32117632"/><office:annotation><dc:creator>Ruben Bär</dc:creator><dc:date>2011-06-07T11:28:14</dc:date><text:p text:style-name="P9"><text:span text:style-name="T5">Unser Schwerpunkt oder der vom Thema?</text:span></text:p></office:annotation><text:change-end text:change-id="ct32117632"/>Computer Perception and Virtual Reality / Prof. Dr. Olivier Biberstein</text:p>
      <text:p text:style-name="Standard">Experte: Prof. Dr. Andreas Spichiger</text:p>
      <text:p text:style-name="Standard"/>
      <text:p text:style-name="P7">Lead: </text:p>
      <text:p text:style-name="P7"/>
      <text:p text:style-name="P1"><text:change-start text:change-id="ct32169072"/><text:span text:style-name="T1">Subtyping</text:span><text:change-end text:change-id="ct32169072"/> ist ein weitverbreitetes Konzept in <text:change text:change-id="ct32122816"/>Programmiersprachen wie C++, Java oder C# um Vererbung und Polymorphie zu realisieren. Die <text:change-start text:change-id="ct32141136"/>Subt<text:change-end text:change-id="ct32141136"/><text:change text:change-id="ct32189744"/>ypenhierarchie ist dabei <text:change text:change-id="ct32174384"/><text:change-start text:change-id="ct32178144"/>äquivalent mit der<text:change-end text:change-id="ct32178144"/> Vererbungshierarchie<text:change text:change-id="ct32202144"/><text:change-start text:change-id="ct32202336"/>.<text:change-end text:change-id="ct32202336"/><text:change text:change-id="ct32237952"/> <text:change-start text:change-id="ct32164800"/>Dies macht eine Ver<text:change-end text:change-id="ct32164800"/><text:change-start text:change-id="ct32238144"/>erbung unmöglich, die dem Gedanken der Wiederverwendung entspricht.<text:change-end text:change-id="ct32238144"/><text:change text:change-id="ct32206240"/><text:change-start text:change-id="ct32203184"/> <text:change-end text:change-id="ct32203184"/><text:change-start text:change-id="ct32206432"/>Um dies zu ermöglichen,<text:change-end text:change-id="ct32206432"/><text:change-start text:change-id="ct32205616"/> wurd<text:change-end text:change-id="ct32205616"/><text:change text:change-id="ct32164320"/><text:change-start text:change-id="ct32184704"/>e<text:change-end text:change-id="ct32184704"/><text:change-start text:change-id="ct32184896"/> unter anderem das Konzept von <text:span text:style-name="T1">Subclassing</text:span> präsentiert. <text:change-end text:change-id="ct32184896"/><text:change-start text:change-id="ct32202576"/><text:s/><text:change-end text:change-id="ct32202576"/><text:change-start text:change-id="ct31891328"/>Innerhalb dieser Bachelorarbeit wurde eine Sprache entwickelt, die beide Konzept zur Ableitung bereitstellt und für welche<text:change-end text:change-id="ct31891328"/><text:change-start text:change-id="ct31889344"/>s<text:change-end text:change-id="ct31889344"/><text:change-start text:change-id="ct31890448"/> ein rudimentärer Compiler erstellt wurde.<text:change-end text:change-id="ct31890448"/><text:change text:change-id="ct32224560"/><text:change text:change-id="ct32224368"/><text:change text:change-id="ct31892128"/></text:p>
      <text:p text:style-name="Standard"/>
      <text:p text:style-name="P7">Text: </text:p>
      <text:p text:style-name="P7"/>
      <text:p text:style-name="P7">Subtyping</text:p>
      <text:p text:style-name="P1">Moderne <text:change-start text:change-id="ct31888400"/>und populäre <text:change-end text:change-id="ct31888400"/>objektorientierte Programmiersprachen kennen ein Vererbungskonzept<text:change-start text:change-id="ct31893472"/>,<text:change-end text:change-id="ct31893472"/> welches <text:change text:change-id="ct31891840"/><text:change-start text:change-id="ct31894112"/>automatisch<text:change-end text:change-id="ct31894112"/> <text:change text:change-id="ct31893760"/><text:change-start text:change-id="ct32204944"/><text:span text:style-name="T1">Subtypen</text:span> erstellt<text:change-end text:change-id="ct32204944"/>. <text:change text:change-id="ct32205136"/>Dies ermöglicht die polymorphe Verwendung von Typen, indem <text:change-start text:change-id="ct32229536"/>ein <text:change-end text:change-id="ct32229536"/>Typ<text:change text:change-id="ct32205328"/> <text:change text:change-id="ct32164512"/><text:change-start text:change-id="ct32201440"/>sicher durch eine<text:change-end text:change-id="ct32201440"/><text:change-start text:change-id="ct32201632"/>n<text:change-end text:change-id="ct32201632"/><text:change-start text:change-id="ct32202768"/> Subtyp<text:change-end text:change-id="ct32202768"/><text:change-start text:change-id="ct32202960"/>en<text:change-end text:change-id="ct32202960"/><text:change-start text:change-id="ct32227920"/> ersetzt werden kann<text:change-end text:change-id="ct32227920"/>. <text:change-start text:change-id="ct32200992"/>Damit diese Ersetzung ohne Typenfehler möglich ist, muss ein Subtyp<text:change-end text:change-id="ct32200992"/><text:change text:change-id="ct32201184"/><text:change-start text:change-id="ct32227264"/> gewisse Eigenschaften einhalten<text:change-end text:change-id="ct32227264"/><text:change text:change-id="ct32227648"/><text:change text:change-id="ct32227456"/><text:change-start text:change-id="ct32228112"/>.<text:change-end text:change-id="ct32228112"/> So können zum Beispiel Methodenargumente nicht weiter spezialisiert werden. Diese Problematik wird z.B. bei<text:span text:style-name="T1"> </text:span><text:change-start text:change-id="ct32228304"/><text:span text:style-name="T2">der</text:span><text:change-end text:change-id="ct32228304"/><text:span text:style-name="T1"> </text:span><text:change-start text:change-id="ct32165984"/><text:span text:style-name="T1">equals</text:span><text:change-end text:change-id="ct32165984"/><text:span text:style-name="T2"> Methode</text:span><text:span text:style-name="T1"> </text:span><text:change-start text:change-id="ct32209680"/><text:span text:style-name="T2">der</text:span><text:change-end text:change-id="ct32209680"/><text:change-start text:change-id="ct32224784"/><text:span text:style-name="T2"> Klasse</text:span><text:change-end text:change-id="ct32224784"/><text:span text:style-name="T1"> </text:span><text:change-start text:change-id="ct31707536"/><text:span text:style-name="T1">Object</text:span><text:change-end text:change-id="ct31707536"/><text:change text:change-id="ct31707728"/><text:span text:style-name="T2"> bei Java offensichtlich: </text:span><text:change-start text:change-id="ct22480704"/><text:span text:style-name="T2">Der Typ</text:span><text:change-end text:change-id="ct22480704"/><text:change text:change-id="ct31147440"/><text:change-start text:change-id="ct31141280"/><text:span text:style-name="T2"> des Methodenarguments </text:span><text:change-end text:change-id="ct31141280"/><text:change text:change-id="ct32209216"/><text:span text:style-name="T2"><text:s/>kann nicht weiter eingeschränkt werden, so dass sie den spezifisch zu vergleichenden Typ verlangt.</text:span><text:change-start text:change-id="ct31707008"/><text:span text:style-name="T2"> Dies führt dazu, dass </text:span><text:change-end text:change-id="ct31707008"/><text:change-start text:change-id="ct32238608"/><text:span text:style-name="T2">unsichere Sprachkonstrukte wie ein Cast, welche das Typen</text:span><text:change-end text:change-id="ct32238608"/><text:change text:change-id="ct32238992"/><text:change text:change-id="ct32238800"/><text:change-start text:change-id="ct31709520"/><text:span text:style-name="T2">s</text:span><text:change-end text:change-id="ct31709520"/><text:change-start text:change-id="ct32239184"/><text:span text:style-name="T2">ystem umgehen, unvermeidlich sind</text:span><text:change-end text:change-id="ct32239184"/><text:change text:change-id="ct32239376"/><text:change-start text:change-id="ct32240048"/><text:span text:style-name="T2">. </text:span><text:change-end text:change-id="ct32240048"/><text:change-start text:change-id="ct32241600"/><text:span text:style-name="T2">Diese sind mühselig und </text:span><text:change-end text:change-id="ct32241600"/><text:change-start text:change-id="ct32243904"/><text:span text:style-name="T2">fehleranfällig während der Laufzeit.</text:span><text:change-end text:change-id="ct32243904"/><text:change text:change-id="ct32244096"/></text:p>
      <text:p text:style-name="P2"/>
      <text:p text:style-name="P3">Subclassing</text:p>
      <text:p text:style-name="P2">In dieser Arbeit wird das Konzept des <text:span text:style-name="T1">Subclassing</text:span> <text:change text:change-id="ct31895216"/><text:change-start text:change-id="ct31147744"/>aufgegriffen,<text:change-end text:change-id="ct31147744"/><text:change text:change-id="ct31146480"/> <text:change text:change-id="ct31141840"/><text:change-start text:change-id="ct22480960"/>welches<text:change-end text:change-id="ct22480960"/> ermöglicht<text:change-start text:change-id="ct31148768"/>,<text:change-end text:change-id="ct31148768"/> <text:change text:change-id="ct31931104"/><text:change text:change-id="ct31148288"/><text:change text:change-id="ct31151328"/>Code in Klassen zu vererben, ohne Subtypen zu erstellen. <text:change text:change-id="ct31896400"/><text:change-start text:change-id="ct31924304"/>Viele<text:change-end text:change-id="ct31924304"/> Programmiersprachen kennen zwar parametrisierte Klassen, bekannt als Generics in Java oder Templates in C++. Diese lösen jedoch nicht das Problem von rekursiven Typen, <text:change text:change-id="ct31145280"/><text:change-start text:change-id="ct32209872"/>welche ihren eigenen Type<text:change-end text:change-id="ct32209872"/><text:change-start text:change-id="ct32241280"/>n<text:change-end text:change-id="ct32241280"/><text:change-start text:change-id="ct32229008"/> als Methodenpara<text:change-end text:change-id="ct32229008"/><text:change-start text:change-id="ct31707200"/>meter erwarten<text:change-end text:change-id="ct31707200"/><text:change text:change-id="ct32244640"/><text:change-start text:change-id="ct31146896"/>, wie e<text:change-end text:change-id="ct31146896"/><text:change-start text:change-id="ct32224976"/>s bei der Methode <text:span text:style-name="T1">equals</text:span> der Fall wäre.<text:change-end text:change-id="ct32224976"/><text:change text:change-id="ct32228496"/><text:change-start text:change-id="ct32228688"/> Aus diesem Grund haben wir eine spezielle Typ<text:change-end text:change-id="ct32228688"/><text:change text:change-id="ct32239600"/><text:change-start text:change-id="ct32239792"/>-Variable, <text:span text:style-name="T1">MyType</text:span>. <text:change-end text:change-id="ct32239792"/><text:change text:change-id="ct32243456"/><text:change-start text:change-id="ct32226464"/>e<text:change-end text:change-id="ct32226464"/><text:change-start text:change-id="ct32243648"/>ingeführt<text:change-end text:change-id="ct32243648"/><text:change-start text:change-id="ct31932576"/>. Diese Typ<text:change-end text:change-id="ct31932576"/><text:change text:change-id="ct31152768"/><text:change-start text:change-id="ct31927344"/>-<text:change-end text:change-id="ct31927344"/><text:change-start text:change-id="ct31153744"/>Variable kann als impliziter Typenparameter verstanden werden, welche<text:change-end text:change-id="ct31153744"/><text:change-start text:change-id="ct31937504"/>r den eigenen Type<text:change-end text:change-id="ct31937504"/><text:change-start text:change-id="ct31931936"/>n<text:change-end text:change-id="ct31931936"/><text:change-start text:change-id="ct31950896"/> bzw. <text:change-end text:change-id="ct31950896"/><text:change-start text:change-id="ct31950640"/>Typen von Subklassen erwartet. Dieser Typenparameter ist daher notwendigerweise implizit, weil sonst eine unendliche <text:change-end text:change-id="ct31950640"/><text:change-start text:change-id="ct31951360"/>Typendeklaration notwendig wäre. Abhängig davon, <text:change-end text:change-id="ct31951360"/><text:change-start text:change-id="ct31936272"/>ob bei der Ableitung ein Subtyp<text:change-end text:change-id="ct31936272"/><text:change text:change-id="ct31931296"/><text:change-start text:change-id="ct32209408"/> oder eine Subklasse erstellt werden soll, wird diese Typ<text:change-end text:change-id="ct32209408"/><text:change text:change-id="ct31938624"/><text:change-start text:change-id="ct31938128"/>-Variable in der ganzen Typenhierarchie entsprechend Gebunden<text:change-end text:change-id="ct31938128"/><text:change-start text:change-id="ct31934336"/>.<text:change-end text:change-id="ct31934336"/><text:change text:change-id="ct31927600"/></text:p>
      <text:p text:style-name="P2"/>
      <text:p text:style-name="P3"><text:change text:change-id="ct31149248"/><text:change-start text:change-id="ct31933520"/>OOPLSS<text:change-end text:change-id="ct31933520"/></text:p>
      <text:p text:style-name="P2"><text:soft-page-break/>Um <text:change text:change-id="ct31939120"/><text:change-start text:change-id="ct31940144"/>das Modell zu testen<text:change-end text:change-id="ct31940144"/>, wurde im Rahmen dieser Arbeit eine Programmiersprache entwickelt und <text:change-start text:change-id="ct31932272"/>grösstenteils <text:change-end text:change-id="ct31932272"/>implementiert, welche diese beiden <text:change-start text:change-id="ct31153136"/>Ableitungsk<text:change-end text:change-id="ct31153136"/><text:change text:change-id="ct31924640"/>onzepte <text:change text:change-id="ct31926816"/>umsetzt. Diese Sprache ist syntaktisch an Java und Scala angelehnt<text:change-start text:change-id="ct31933936"/>. Der Co<text:change-end text:change-id="ct31933936"/><text:change-start text:change-id="ct31952448"/>mpiler<text:change-end text:change-id="ct31952448"/><text:change text:change-id="ct31935120"/> implementiert<text:change-start text:change-id="ct31951776"/> dabei jede <text:change-end text:change-id="ct31951776"/><text:change text:change-id="ct32226656"/><text:change text:change-id="ct31928944"/><text:change-start text:change-id="ct32226848"/>notwendige Phase, von <text:change-end text:change-id="ct32226848"/><text:change-start text:change-id="ct31706528"/>der <text:change-end text:change-id="ct31706528"/><text:change-start text:change-id="ct31706720"/>lexikalischen über <text:change-end text:change-id="ct31706720"/><text:change-start text:change-id="ct31708992"/>die semantische Analyse<text:change-end text:change-id="ct31708992"/><text:change-start text:change-id="ct31709184"/> bis zum übersetzen in den Zielcode.<text:change-end text:change-id="ct31709184"/><text:change text:change-id="ct31945088"/> Auf einige in Programmiersprachen gängige Features, die für den Sachverhalt dieser Arbeit irrelevant sind, wurde vorerst verzichtet. Erweiterungen sind jedoch ohne weiteres denkbar. Übersetzt wird <text:change text:change-id="ct31942160"/><text:change-start text:change-id="ct31945472"/>OOPLSS<text:change-end text:change-id="ct31945472"/> in Java, was den Zugriff auf das Java-Framework denkbar macht.</text:p>
      <text:p text:style-name="Standard"/>
      <text:p text:style-name="P7">Bildlegende: Möglichst kurze Sätze</text:p>
      <text:p text:style-name="Standard"/>
      <text:p text:style-name="P7">Bemerkungen</text:p>
      <text:p text:style-name="Standard"/>
      <text:p text:style-name="Standard">08.06.2011 Be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CH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6T20:19:38</meta:creation-date>
    <meta:editing-duration>PT6H45M41S</meta:editing-duration>
    <meta:editing-cycles>141</meta:editing-cycles>
    <meta:generator>LibreOffice/3.3$Unix LibreOffice_project/330m19$Build-202</meta:generator>
    <dc:date>2011-06-14T00:39:17</dc:date>
    <dc:creator>Ruben Bär</dc:creator>
    <meta:printed-by>Stefan Heinemann</meta:printed-by>
    <meta:print-date>2011-06-08T00:18:30</meta:print-date>
    <meta:document-statistic meta:table-count="0" meta:image-count="0" meta:object-count="0" meta:page-count="2" meta:paragraph-count="70" meta:word-count="622" meta:character-count="4597"/>
  </office:meta>
</office:document-meta>
</file>